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fo:font-weight="bold" style:font-name-asian="MicrosoftSansSerif" style:font-size-asian="10.5pt" style:font-weight-asian="bold" style:font-name-complex="MicrosoftSansSerif" style:font-size-complex="10.5pt" style:font-weight-complex="bold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fo:font-weight="normal" style:font-name-asian="MicrosoftSansSerif" style:font-size-asian="10.5pt" style:font-weight-asian="normal" style:font-name-complex="MicrosoftSansSerif" style:font-size-complex="10.5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d Beans and Rice</text:p>
      <text:p text:style-name="P2"/>
      <text:p text:style-name="P2">2 cups dried red beans</text:p>
      <text:p text:style-name="P2">8 to 10 c water</text:p>
      <text:p text:style-name="P2">2 t salt</text:p>
      <text:p text:style-name="P2">3T olive oil</text:p>
      <text:p text:style-name="P2">2 c polish sausage or smoked sausage, cut</text:p>
      <text:p text:style-name="P2">up in small slices and then cut up in quarters</text:p>
      <text:p text:style-name="P2">½ medium sweet onion, chopped</text:p>
      <text:p text:style-name="P2">2 t minced garlic</text:p>
      <text:p text:style-name="P2">Hot cooked brown rice</text:p>
      <text:p text:style-name="P2"/>
      <text:p text:style-name="P2">In a medium to large stock pot add your beans, 8 cups of water, and salt. Bring to a boil and turn to</text:p>
      <text:p text:style-name="P2">low and let it simmer about 2 hours adding more water if the beans seem to need it. Near the end of</text:p>
      <text:p text:style-name="P2">the simmering time heat olive oil in a frying pan add the polish sausage, onion and the garlic. Heat</text:p>
      <text:p text:style-name="P2">this until the onion is soft and transparent and the sausage has cooked up a bit. Add all of this to the</text:p>
      <text:p text:style-name="P2">red beans and let this simmer for about ½ hour.</text:p>
      <text:p text:style-name="P2"/>
      <text:p text:style-name="P2">To serve this meal, add scoops of hot brown rice to a bowl and cover with the red bean mixture. If</text:p>
      <text:p text:style-name="P2">you like a little spice to your meals like we do you can add a splash or two of Tabasco sauce. That</text:p>
      <text:p text:style-name="P2">is our favorite way to eat it.</text:p>
      <text:p text:style-name="P2"/>
      <text:p text:style-name="P2">This meal goes good with a green salad or a spinach sala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6:48.65</meta:creation-date>
    <dc:date>2017-05-06T11:49:30.28</dc:date>
    <dc:creator>Crystal Miller</dc:creator>
    <meta:editing-duration>PT15H49M7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9" meta:word-count="209" meta:character-count="964"/>
  </office:meta>
</office:document-meta>
</file>